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796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06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5.796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7.885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322a37" officeooo:paragraph-rsid="00322a37" style:font-weight-asian="bold" style:font-weight-complex="bold"/>
    </style:style>
    <style:style style:name="P2" style:family="paragraph" style:parent-style-name="Standard">
      <style:text-properties fo:font-weight="normal" officeooo:rsid="00322a37" officeooo:paragraph-rsid="00322a37" style:font-weight-asian="normal" style:font-weight-complex="normal"/>
    </style:style>
    <style:style style:name="P3" style:family="paragraph" style:parent-style-name="Standard">
      <style:text-properties fo:font-weight="normal" officeooo:rsid="003d7ad0" officeooo:paragraph-rsid="0043317d" style:font-weight-asian="normal" style:font-weight-complex="normal"/>
    </style:style>
    <style:style style:name="P4" style:family="paragraph" style:parent-style-name="Standard">
      <style:text-properties fo:font-weight="normal" officeooo:rsid="0043317d" officeooo:paragraph-rsid="0043317d" style:font-weight-asian="normal" style:font-weight-complex="normal"/>
    </style:style>
    <style:style style:name="P5" style:family="paragraph" style:parent-style-name="Table_20_Contents">
      <style:text-properties officeooo:rsid="00322a37" officeooo:paragraph-rsid="00322a37"/>
    </style:style>
    <style:style style:name="P6" style:family="paragraph" style:parent-style-name="Table_20_Contents">
      <style:text-properties officeooo:rsid="00322a37" officeooo:paragraph-rsid="0043317d"/>
    </style:style>
    <style:style style:name="P7" style:family="paragraph" style:parent-style-name="Table_20_Contents">
      <style:text-properties officeooo:rsid="003d7ad0" officeooo:paragraph-rsid="003d7ad0"/>
    </style:style>
    <style:style style:name="P8" style:family="paragraph" style:parent-style-name="Table_20_Contents">
      <style:text-properties officeooo:rsid="003ee274" officeooo:paragraph-rsid="0043317d"/>
    </style:style>
    <style:style style:name="P9" style:family="paragraph" style:parent-style-name="Table_20_Contents">
      <style:text-properties officeooo:rsid="003f2036" officeooo:paragraph-rsid="0043317d"/>
    </style:style>
    <style:style style:name="P10" style:family="paragraph" style:parent-style-name="Table_20_Contents">
      <style:text-properties officeooo:rsid="00408f5f" officeooo:paragraph-rsid="0043317d"/>
    </style:style>
    <style:style style:name="P11" style:family="paragraph" style:parent-style-name="Table_20_Contents">
      <style:text-properties officeooo:rsid="00413f6e" officeooo:paragraph-rsid="0043317d"/>
    </style:style>
    <style:style style:name="P12" style:family="paragraph" style:parent-style-name="Table_20_Contents">
      <style:text-properties officeooo:paragraph-rsid="0043317d"/>
    </style:style>
    <style:style style:name="P13" style:family="paragraph" style:parent-style-name="Standard">
      <style:text-properties fo:font-style="normal" fo:font-weight="normal" officeooo:rsid="0035b998" officeooo:paragraph-rsid="0036ca5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35b998" officeooo:paragraph-rsid="003ee27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3b8529" officeooo:paragraph-rsid="003b852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4abd6b" officeooo:paragraph-rsid="004abd6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italic" fo:font-weight="normal" officeooo:rsid="003a8aa1" officeooo:paragraph-rsid="003b8529" style:font-style-asian="italic" style:font-weight-asian="normal" style:font-style-complex="italic" style:font-weight-complex="normal"/>
    </style:style>
    <style:style style:name="P18" style:family="paragraph" style:parent-style-name="Standard" style:master-page-name="Standard">
      <style:paragraph-properties style:page-number="1"/>
      <style:text-properties fo:font-weight="bold" officeooo:rsid="00322a37" officeooo:paragraph-rsid="00322a37" style:font-weight-asian="bold" style:font-weight-complex="bold"/>
    </style:style>
    <style:style style:name="P19" style:family="paragraph" style:parent-style-name="Standard" style:list-style-name="L1">
      <style:text-properties fo:font-weight="normal" officeooo:rsid="00322a37" officeooo:paragraph-rsid="00322a37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322a37" officeooo:paragraph-rsid="0036ca51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322a37" officeooo:paragraph-rsid="003b8529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322a37" officeooo:paragraph-rsid="004ee87a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342117" officeooo:paragraph-rsid="0036ca51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36ca51" officeooo:paragraph-rsid="003b8529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3b8529" officeooo:paragraph-rsid="003b8529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443213" officeooo:paragraph-rsid="00443213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43317d" officeooo:paragraph-rsid="0043317d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43317d" officeooo:paragraph-rsid="00443213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48b325" officeooo:paragraph-rsid="0048b325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48b325" officeooo:paragraph-rsid="004abd6b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4abd6b" officeooo:paragraph-rsid="004abd6b" style:font-weight-asian="normal" style:font-weight-complex="normal"/>
    </style:style>
    <style:style style:name="P32" style:family="paragraph" style:parent-style-name="Standard" style:list-style-name="L1">
      <style:text-properties fo:font-style="normal" fo:font-weight="normal" officeooo:rsid="00342117" officeooo:paragraph-rsid="0036ca51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text-properties fo:font-style="normal" fo:font-weight="normal" officeooo:rsid="0035b998" officeooo:paragraph-rsid="0036ca51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fo:font-style="normal" fo:font-weight="normal" officeooo:rsid="0035b998" officeooo:paragraph-rsid="003b8529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fo:font-style="normal" fo:font-weight="normal" officeooo:rsid="0036ca51" officeooo:paragraph-rsid="0036ca51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fo:font-style="normal" fo:font-weight="normal" officeooo:rsid="0036ca51" officeooo:paragraph-rsid="003b8529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font-style="normal" fo:font-weight="normal" officeooo:rsid="003b8529" officeooo:paragraph-rsid="003b8529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font-style="normal" fo:font-weight="normal" officeooo:rsid="00480cf6" officeooo:paragraph-rsid="00480cf6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fo:font-style="normal" fo:font-weight="normal" officeooo:rsid="003d7ad0" officeooo:paragraph-rsid="003d7ad0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fo:font-style="normal" fo:font-weight="normal" officeooo:rsid="004abd6b" officeooo:paragraph-rsid="004abd6b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fo:font-style="normal" fo:font-weight="normal" officeooo:rsid="004abd6b" officeooo:paragraph-rsid="00527178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text-properties fo:font-style="normal" fo:font-weight="normal" officeooo:rsid="004611ca" officeooo:paragraph-rsid="004611ca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text-properties fo:font-style="normal" fo:font-weight="normal" officeooo:rsid="00508137" officeooo:paragraph-rsid="00508137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text-properties fo:font-style="normal" fo:font-weight="normal" officeooo:rsid="0043317d" officeooo:paragraph-rsid="0043317d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text-properties fo:font-style="normal" fo:font-weight="normal" officeooo:rsid="00443213" officeooo:paragraph-rsid="00443213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text-properties fo:font-style="normal" fo:font-weight="normal" officeooo:rsid="0048b325" officeooo:paragraph-rsid="0048b325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fo:font-style="normal" fo:font-weight="normal" officeooo:rsid="004c6b91" officeooo:paragraph-rsid="004c6b91" style:font-style-asian="normal" style:font-weight-asian="normal" style:font-style-complex="normal" style:font-weight-complex="normal"/>
    </style:style>
    <style:style style:name="P48" style:family="paragraph" style:parent-style-name="Standard" style:list-style-name="L1">
      <style:text-properties fo:font-style="normal" fo:font-weight="normal" officeooo:rsid="0052477e" officeooo:paragraph-rsid="0052477e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2117" style:font-style-asian="italic" style:font-style-complex="italic"/>
    </style:style>
    <style:style style:name="T3" style:family="text">
      <style:text-properties fo:font-style="italic" officeooo:rsid="0036ca51" style:font-style-asian="italic" style:font-style-complex="italic"/>
    </style:style>
    <style:style style:name="T4" style:family="text">
      <style:text-properties fo:font-style="italic" officeooo:rsid="0038a303" style:font-style-asian="italic" style:font-style-complex="italic"/>
    </style:style>
    <style:style style:name="T5" style:family="text">
      <style:text-properties fo:font-style="italic" officeooo:rsid="003a8aa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42117" style:font-style-asian="normal" style:font-style-complex="normal"/>
    </style:style>
    <style:style style:name="T8" style:family="text">
      <style:text-properties fo:font-style="normal" officeooo:rsid="0036ca51" style:font-style-asian="normal" style:font-style-complex="normal"/>
    </style:style>
    <style:style style:name="T9" style:family="text">
      <style:text-properties fo:font-style="normal" officeooo:rsid="0038a303" style:font-style-asian="normal" style:font-style-complex="normal"/>
    </style:style>
    <style:style style:name="T10" style:family="text">
      <style:text-properties fo:font-style="normal" officeooo:rsid="003a8aa1" style:font-style-asian="normal" style:font-style-complex="normal"/>
    </style:style>
    <style:style style:name="T11" style:family="text">
      <style:text-properties fo:font-style="normal" officeooo:rsid="0035b998" style:font-style-asian="normal" style:font-style-complex="normal"/>
    </style:style>
    <style:style style:name="T12" style:family="text">
      <style:text-properties fo:font-style="normal" officeooo:rsid="0043d6e7" style:font-style-asian="normal" style:font-style-complex="normal"/>
    </style:style>
    <style:style style:name="T13" style:family="text">
      <style:text-properties fo:font-style="normal" officeooo:rsid="00443213" style:font-style-asian="normal" style:font-style-complex="normal"/>
    </style:style>
    <style:style style:name="T14" style:family="text">
      <style:text-properties fo:font-style="normal" officeooo:rsid="0043317d" style:font-style-asian="normal" style:font-style-complex="normal"/>
    </style:style>
    <style:style style:name="T15" style:family="text">
      <style:text-properties fo:font-style="normal" officeooo:rsid="004611ca" style:font-style-asian="normal" style:font-style-complex="normal"/>
    </style:style>
    <style:style style:name="T16" style:family="text">
      <style:text-properties fo:font-style="normal" officeooo:rsid="0049b821" style:font-style-asian="normal" style:font-style-complex="normal"/>
    </style:style>
    <style:style style:name="T17" style:family="text">
      <style:text-properties fo:font-style="normal" officeooo:rsid="0048b325" style:font-style-asian="normal" style:font-style-complex="normal"/>
    </style:style>
    <style:style style:name="T18" style:family="text">
      <style:text-properties fo:font-style="normal" officeooo:rsid="004d64f4" style:font-style-asian="normal" style:font-style-complex="normal"/>
    </style:style>
    <style:style style:name="T19" style:family="text">
      <style:text-properties fo:font-style="normal" officeooo:rsid="00527178" style:font-style-asian="normal" style:font-style-complex="normal"/>
    </style:style>
    <style:style style:name="T20" style:family="text">
      <style:text-properties officeooo:rsid="00342117"/>
    </style:style>
    <style:style style:name="T21" style:family="text">
      <style:text-properties officeooo:rsid="0035b998"/>
    </style:style>
    <style:style style:name="T22" style:family="text">
      <style:text-properties officeooo:rsid="0036ca51"/>
    </style:style>
    <style:style style:name="T23" style:family="text">
      <style:text-properties officeooo:rsid="003a8aa1"/>
    </style:style>
    <style:style style:name="T24" style:family="text">
      <style:text-properties officeooo:rsid="00408f5f"/>
    </style:style>
    <style:style style:name="T25" style:family="text">
      <style:text-properties officeooo:rsid="004d64f4"/>
    </style:style>
    <style:style style:name="T26" style:family="text">
      <style:text-properties officeooo:rsid="004ee87a"/>
    </style:style>
    <style:style style:name="T27" style:family="text">
      <style:text-properties officeooo:rsid="0050cbda"/>
    </style:style>
    <style:style style:name="T28" style:family="text">
      <style:text-properties officeooo:rsid="0050ef92"/>
    </style:style>
    <style:style style:name="T29" style:family="text">
      <style:text-properties officeooo:rsid="00527178"/>
    </style:style>
    <style:style style:name="T30" style:family="text">
      <style:text-properties officeooo:rsid="0052e51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Bateria de testes:</text:p>
      <text:p text:style-name="P1"/>
      <text:list text:style-name="L1">
        <text:list-item>
          <text:p text:style-name="P19">Tentar inserir os itens abaixo:</text:p>
        </text:list-item>
      </text:list>
      <text:p text:style-name="P2"/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7">Tipo</text:p>
          </table:table-cell>
          <table:table-cell table:style-name="Table1.A1" office:value-type="string">
            <text:p text:style-name="P7">Descricao</text:p>
          </table:table-cell>
          <table:table-cell table:style-name="Table1.A1" office:value-type="string">
            <text:p text:style-name="P7">Altura</text:p>
          </table:table-cell>
          <table:table-cell table:style-name="Table1.A1" office:value-type="string">
            <text:p text:style-name="P7">Medida 1</text:p>
          </table:table-cell>
          <table:table-cell table:style-name="Table1.A1" office:value-type="string">
            <text:p text:style-name="P7">Medida 2</text:p>
          </table:table-cell>
        </table:table-row>
        <table:table-row>
          <table:table-cell table:style-name="Table1.A1" office:value-type="string">
            <text:p text:style-name="P5">Quadrado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Quadrado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Quadrado 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Quadrado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Círculo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Círculo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Círculo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Círculo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Triângulo</text:p>
          </table:table-cell>
          <table:table-cell table:style-name="Table1.A1" office:value-type="string">
            <text:p text:style-name="P5">C1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Triângulo</text:p>
          </table:table-cell>
          <table:table-cell table:style-name="Table1.A1" office:value-type="string">
            <text:p text:style-name="P5">C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Triângulo </text:p>
          </table:table-cell>
          <table:table-cell table:style-name="Table1.A1" office:value-type="string">
            <text:p text:style-name="P5">C1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Triângulo</text:p>
          </table:table-cell>
          <table:table-cell table:style-name="Table1.A1" office:value-type="string">
            <text:p text:style-name="P5">C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Retângulo 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>D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>D</text:p>
          </table:table-cell>
        </table:table-row>
        <table:table-row>
          <table:table-cell table:style-name="Table1.A1" office:value-type="string">
            <text:p text:style-name="P5">Retângulo 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>D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>D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>10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7">10</text:p>
          </table:table-cell>
        </table:table-row>
        <table:table-row>
          <table:table-cell table:style-name="Table1.A1" office:value-type="string">
            <text:p text:style-name="P5">Retângulo 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>10</text:p>
          </table:table-cell>
        </table:table-row>
        <table:table-row>
          <table:table-cell table:style-name="Table1.A1" office:value-type="string">
            <text:p text:style-name="P5">Retângulo</text:p>
          </table:table-cell>
          <table:table-cell table:style-name="Table1.A1" office:value-type="string">
            <text:p text:style-name="P5">D1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7">10</text:p>
          </table:table-cell>
        </table:table-row>
      </table:table>
      <text:p text:style-name="P2"/>
      <text:p text:style-name="P2"/>
      <text:list text:continue-numbering="true" text:style-name="L1">
        <text:list-item>
          <text:p text:style-name="P20"><text:span text:style-name="T21">Tentar modificar </text:span>a descrição dos itens <text:span text:style-name="T8">(a cada letra tente finalizar a edição):</text:span></text:p>
          <text:list>
            <text:list-item>
              <text:p text:style-name="P20">A1 para <text:span text:style-name="T1">vazio</text:span></text:p>
            </text:list-item>
            <text:list-item>
              <text:p text:style-name="P20">A1 para A2</text:p>
            </text:list-item>
            <text:list-item>
              <text:p text:style-name="P20">B1 para <text:span text:style-name="T1">vazio</text:span></text:p>
            </text:list-item>
            <text:list-item>
              <text:p text:style-name="P20">B1 para B2</text:p>
            </text:list-item>
            <text:list-item>
              <text:p text:style-name="P20">B<text:span text:style-name="T25">2</text:span> para <text:span text:style-name="T1">vazio</text:span> e C1 para <text:span text:style-name="T1">vazio</text:span></text:p>
            </text:list-item>
            <text:list-item>
              <text:p text:style-name="P20">B<text:span text:style-name="T20">2</text:span> para <text:span text:style-name="T1">vazio</text:span> e C1 para C2</text:p>
            </text:list-item>
            <text:list-item>
              <text:p text:style-name="P20">B<text:span text:style-name="T20">2</text:span> para <text:span text:style-name="T6">B</text:span><text:span text:style-name="T7">3</text:span><text:span text:style-name="T6"> </text:span>e C1 para <text:span text:style-name="T1">vazio</text:span></text:p>
            </text:list-item>
            <text:list-item>
              <text:p text:style-name="P20">B<text:span text:style-name="T20">2</text:span> para B<text:span text:style-name="T20">3</text:span> e C1 para C2</text:p>
            </text:list-item>
            <text:list-item>
              <text:p text:style-name="P23">D1 para <text:span text:style-name="T1">vazio</text:span></text:p>
            </text:list-item>
            <text:list-item>
              <text:p text:style-name="P32">D1 para D2</text:p>
            </text:list-item>
            <text:list-item>
              <text:p text:style-name="P32">D2 para <text:span text:style-name="T1">vazio </text:span><text:span text:style-name="T21">e</text:span> A2 para <text:span text:style-name="T1">vazio</text:span></text:p>
            </text:list-item>
            <text:list-item>
              <text:p text:style-name="P33">D2 para <text:span text:style-name="T2">vazio </text:span>e<text:span text:style-name="T20"> </text:span>A2 para A3</text:p>
            </text:list-item>
            <text:list-item>
              <text:p text:style-name="P33">D2 para D3 e A2 para <text:span text:style-name="T2">vazio</text:span></text:p>
            </text:list-item>
            <text:list-item>
              <text:p text:style-name="P33">D2 para D3 e A2 para A3</text:p>
            </text:list-item>
          </text:list>
        </text:list-item>
      </text:list>
      <text:p text:style-name="P13"/>
      <text:list text:continue-numbering="true" text:style-name="L1">
        <text:list-item>
          <text:p text:style-name="P35">Tentar modificar (a cada letra tente finalizar a edição):</text:p>
          <text:list>
            <text:list-item>
              <text:p text:style-name="P21"><text:span text:style-name="T22">Altura de </text:span>A<text:span text:style-name="T22">3</text:span> para <text:span text:style-name="T1">vazio</text:span></text:p>
            </text:list-item>
            <text:list-item>
              <text:p text:style-name="P21">A<text:span text:style-name="T22">ltura de A3</text:span> para <text:span text:style-name="T22">5</text:span></text:p>
            </text:list-item>
            <text:list-item>
              <text:p text:style-name="P21"><text:span text:style-name="T22">Altura de </text:span><text:span text:style-name="T11">D3</text:span> para <text:span text:style-name="T1">vazio</text:span></text:p>
            </text:list-item>
            <text:list-item>
              <text:p text:style-name="P21"><text:soft-page-break/><text:span text:style-name="T22">Altura de </text:span><text:span text:style-name="T11">D3</text:span> para <text:span text:style-name="T22">5</text:span></text:p>
            </text:list-item>
            <text:list-item>
              <text:p text:style-name="P21"><text:span text:style-name="T8">Altura</text:span><text:span text:style-name="T3"> de </text:span><text:span text:style-name="T8">B3</text:span><text:span text:style-name="T6"> para </text:span><text:span text:style-name="T3">vazio</text:span></text:p>
            </text:list-item>
            <text:list-item>
              <text:p text:style-name="P24">Altura de B3 para 5</text:p>
            </text:list-item>
            <text:list-item>
              <text:p text:style-name="P24">Altura de A3 para <text:span text:style-name="T1">12,5</text:span><text:span text:style-name="T6"> de </text:span><text:span text:style-name="T11">D3</text:span><text:span text:style-name="T6"> para </text:span><text:span text:style-name="T1">vazio</text:span><text:span text:style-name="T6"> de B</text:span><text:span text:style-name="T18">3</text:span><text:span text:style-name="T6"> para </text:span><text:span text:style-name="T1">13,5</text:span><text:span text:style-name="T6"> de C2 para </text:span><text:span text:style-name="T1">vazio</text:span></text:p>
            </text:list-item>
            <text:list-item>
              <text:p text:style-name="P36">Altura de A3 para 5 de <text:span text:style-name="T21">D3</text:span> para 8 de B<text:span text:style-name="T25">3</text:span> para 10 de C2 para <text:span text:style-name="T23">5</text:span></text:p>
            </text:list-item>
            <text:list-item>
              <text:p text:style-name="P21"><text:span text:style-name="T22">Largura de </text:span>A<text:span text:style-name="T22">3</text:span> para <text:span text:style-name="T1">vazio</text:span></text:p>
            </text:list-item>
            <text:list-item>
              <text:p text:style-name="P21"><text:span text:style-name="T22">Largura de A3</text:span> para <text:span text:style-name="T22">5</text:span></text:p>
            </text:list-item>
            <text:list-item>
              <text:p text:style-name="P21"><text:span text:style-name="T22">Largura de </text:span><text:span text:style-name="T11">D3</text:span> para <text:span text:style-name="T1">vazio</text:span></text:p>
            </text:list-item>
            <text:list-item>
              <text:p text:style-name="P21"><text:span text:style-name="T22">Largura de </text:span><text:span text:style-name="T11">D3</text:span> para <text:span text:style-name="T22">5</text:span></text:p>
            </text:list-item>
            <text:list-item>
              <text:p text:style-name="P21"><text:span text:style-name="T8">Largura</text:span><text:span text:style-name="T3"> de </text:span><text:span text:style-name="T8">B3</text:span><text:span text:style-name="T6"> para </text:span><text:span text:style-name="T3">vazio</text:span></text:p>
            </text:list-item>
            <text:list-item>
              <text:p text:style-name="P24">Largura de B3 para 5</text:p>
            </text:list-item>
            <text:list-item>
              <text:p text:style-name="P24"><text:span text:style-name="T10">Largura de A3 para </text:span><text:span text:style-name="T5">12,5</text:span><text:span text:style-name="T10"> de </text:span><text:span text:style-name="T11">D3</text:span><text:span text:style-name="T10"> para </text:span><text:span text:style-name="T5">vazio</text:span><text:span text:style-name="T10"> de B</text:span><text:span text:style-name="T18">3</text:span><text:span text:style-name="T10"> para </text:span><text:span text:style-name="T5">13,5</text:span><text:span text:style-name="T10"> de C2 para </text:span><text:span text:style-name="T5">vazio</text:span></text:p>
            </text:list-item>
            <text:list-item>
              <text:p text:style-name="P24"><text:span text:style-name="T6">Largura de A3 para 18 e </text:span><text:span text:style-name="T11">D3</text:span><text:span text:style-name="T6"> para </text:span><text:span text:style-name="T10">15</text:span><text:span text:style-name="T6"> de B</text:span><text:span text:style-name="T18">3</text:span><text:span text:style-name="T6"> para </text:span><text:span text:style-name="T10">10 </text:span><text:span text:style-name="T6">de C2 para </text:span><text:span text:style-name="T10">15</text:span></text:p>
            </text:list-item>
            <text:list-item>
              <text:p text:style-name="P21"><text:span text:style-name="T22">Comprimento de </text:span>A<text:span text:style-name="T22">3</text:span> para <text:span text:style-name="T3">10</text:span></text:p>
            </text:list-item>
            <text:list-item>
              <text:p text:style-name="P21"><text:span text:style-name="T22">Comprimento de A3</text:span> para <text:span text:style-name="T1">vazio</text:span></text:p>
            </text:list-item>
            <text:list-item>
              <text:p text:style-name="P21"><text:span text:style-name="T22">Comprimento de </text:span><text:span text:style-name="T11">D3</text:span> para <text:span text:style-name="T1">vazio</text:span></text:p>
            </text:list-item>
            <text:list-item>
              <text:p text:style-name="P21"><text:span text:style-name="T22">Comprimento de </text:span><text:span text:style-name="T11">D3</text:span> para <text:span text:style-name="T22">5,</text:span><text:span text:style-name="T26">5</text:span></text:p>
            </text:list-item>
            <text:list-item>
              <text:p text:style-name="P22"><text:span text:style-name="T22">Comprimento de </text:span><text:span text:style-name="T11">D3</text:span> para <text:span text:style-name="T22">5</text:span></text:p>
            </text:list-item>
            <text:list-item>
              <text:p text:style-name="P21"><text:span text:style-name="T8">Comprimento</text:span><text:span text:style-name="T3"> de </text:span><text:span text:style-name="T8">B3</text:span><text:span text:style-name="T6"> para </text:span><text:span text:style-name="T5">20,5</text:span></text:p>
            </text:list-item>
            <text:list-item>
              <text:p text:style-name="P24">Comprimento de B3 para <text:span text:style-name="T5">vazio</text:span></text:p>
            </text:list-item>
            <text:list-item>
              <text:p text:style-name="P24"><text:span text:style-name="T6">Comprimento de A3 para </text:span><text:span text:style-name="T1">125</text:span><text:span text:style-name="T6"> de </text:span><text:span text:style-name="T11">D3</text:span><text:span text:style-name="T6"> para </text:span><text:span text:style-name="T1">vazio</text:span><text:span text:style-name="T6"> de B</text:span><text:span text:style-name="T18">3</text:span><text:span text:style-name="T6"> para </text:span><text:span text:style-name="T1">13</text:span><text:span text:style-name="T6"> de C2 para </text:span><text:span text:style-name="T5">15</text:span></text:p>
            </text:list-item>
            <text:list-item>
              <text:p text:style-name="P24"><text:span text:style-name="T9">Comprimento de A3 para </text:span><text:span text:style-name="T5">vazio</text:span><text:span text:style-name="T9"> de </text:span><text:span text:style-name="T11">D3</text:span><text:span text:style-name="T9"> para </text:span><text:span text:style-name="T10">10</text:span><text:span text:style-name="T9"> de B</text:span><text:span text:style-name="T18">3</text:span><text:span text:style-name="T9"> para </text:span><text:span text:style-name="T4">vazio</text:span><text:span text:style-name="T9"> de C2 para </text:span><text:span text:style-name="T5">vazio</text:span></text:p>
            </text:list-item>
          </text:list>
        </text:list-item>
      </text:list>
      <text:p text:style-name="P17"/>
      <text:list text:continue-numbering="true" text:style-name="L1">
        <text:list-item>
          <text:p text:style-name="P25">Aperte o botão de excluir e cancele para as peças:</text:p>
          <text:list>
            <text:list-item>
              <text:p text:style-name="P25">A3</text:p>
            </text:list-item>
            <text:list-item>
              <text:p text:style-name="P25">B3</text:p>
            </text:list-item>
            <text:list-item>
              <text:p text:style-name="P25">C2</text:p>
            </text:list-item>
            <text:list-item>
              <text:p text:style-name="P34">D3</text:p>
              <text:p text:style-name="P34"/>
            </text:list-item>
          </text:list>
        </text:list-item>
        <text:list-item>
          <text:p text:style-name="P37">Aperte o botão de excluir e confirme para as peças:</text:p>
          <text:list>
            <text:list-item>
              <text:p text:style-name="P37">A3</text:p>
            </text:list-item>
            <text:list-item>
              <text:p text:style-name="P37">C2</text:p>
            </text:list-item>
            <text:list-item>
              <text:p text:style-name="P37">D3</text:p>
            </text:list-item>
          </text:list>
        </text:list-item>
      </text:list>
      <text:p text:style-name="P15"/>
      <text:list text:continue-numbering="true" text:style-name="L1">
        <text:list-item>
          <text:p text:style-name="P37">Refaça o passo 1 e vá para o item 7.</text:p>
        </text:list-item>
        <text:list-item>
          <text:p text:style-name="P38">Altere a quantidade de todos as peças para A.</text:p>
        </text:list-item>
        <text:list-item>
          <text:p text:style-name="P38">Altere a quantidade de todas as peças para 1.</text:p>
        </text:list-item>
        <text:list-item>
          <text:p text:style-name="P39">Tente inserir os fornos: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Comprimento</text:p>
          </table:table-cell>
          <table:table-cell table:style-name="Table2.A1" office:value-type="string">
            <text:p text:style-name="P8">Largura</text:p>
          </table:table-cell>
          <table:table-cell table:style-name="Table2.A1" office:value-type="string">
            <text:p text:style-name="P8">Altura</text:p>
          </table:table-cell>
          <table:table-cell table:style-name="Table2.A1" office:value-type="string">
            <text:p text:style-name="P8">Suportes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ext:soft-page-break/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ext:soft-page-break/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1,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ext:soft-page-break/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 1,<text:span text:style-name="T24">1</text:span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A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9">300</text:p>
          </table:table-cell>
          <table:table-cell table:style-name="Table2.A1" office:value-type="string">
            <text:p text:style-name="P10">5 10</text:p>
          </table:table-cell>
        </table:table-row>
        <table:table-row>
          <table:table-cell table:style-name="Table2.A1" office:value-type="string">
            <text:p text:style-name="P11">100</text:p>
          </table:table-cell>
          <table:table-cell table:style-name="Table2.A1" office:value-type="string">
            <text:p text:style-name="P11">100</text:p>
          </table:table-cell>
          <table:table-cell table:style-name="Table2.A1" office:value-type="string">
            <text:p text:style-name="P11">300</text:p>
          </table:table-cell>
          <table:table-cell table:style-name="Table2.A1" office:value-type="string">
            <text:p text:style-name="P11">5 10</text:p>
          </table:table-cell>
        </table:table-row>
      </table:table>
      <text:p text:style-name="P3"/>
      <text:list text:continue-numbering="true" text:style-name="L1">
        <text:list-item>
          <text:p text:style-name="P40">Sugira solução sem forno</text:p>
        </text:list-item>
        <text:list-item>
          <text:p text:style-name="P26"><text:span text:style-name="T6">Sugira solução para o forno <text:s/></text:span><text:span text:style-name="T14">300x300x300. </text:span><text:span text:style-name="T6">Não Salve.</text:span></text:p>
        </text:list-item>
        <text:list-item>
          <text:p text:style-name="P26"><text:span text:style-name="T6">Sugira solução para o forno <text:s/></text:span><text:span text:style-name="T14">300x300x300. </text:span><text:span text:style-name="T6">Salve com o nome “solu</text:span><text:span text:style-name="T15">ca</text:span><text:span text:style-name="T6">o”.</text:span></text:p>
        </text:list-item>
        <text:list-item>
          <text:p text:style-name="P42">Abra a solução salva como “solucao”.</text:p>
        </text:list-item>
        <text:list-item>
          <text:p text:style-name="P43">Crie um forno <text:span text:style-name="T27">com tamanho 100x100x300 e suportes de 5 e 10 cm.</text:span></text:p>
        </text:list-item>
        <text:list-item>
          <text:p text:style-name="P26"><text:span text:style-name="T6">Sugira solução para o forno <text:s/></text:span><text:span text:style-name="T15">1</text:span><text:span text:style-name="T14">00x</text:span><text:span text:style-name="T15">1</text:span><text:span text:style-name="T14">00x300.</text:span><text:span text:style-name="T6"> </text:span><text:span text:style-name="T15">Salve com o nome “solucao”.</text:span></text:p>
        </text:list-item>
        <text:list-item>
          <text:p text:style-name="P42">Abra a solução salva como “solucao”.</text:p>
          <text:p text:style-name="P42"/>
        </text:list-item>
        <text:list-item>
          <text:p text:style-name="P44"><text:soft-page-break/>Modifique os valores do Forno 300x300x300:</text:p>
          <text:list>
            <text:list-item>
              <text:p text:style-name="P27"><text:span text:style-name="T6">Comprimento: <text:s/>, Largura: <text:s/>, Altura: <text:s/>, </text:span><text:span text:style-name="T13">Suportes: 5;10</text:span></text:p>
            </text:list-item>
            <text:list-item>
              <text:p text:style-name="P28"><text:span text:style-name="T6">Comprimento: <text:s/>, Largura: <text:s/>, Altura: a , </text:span><text:span text:style-name="T13">Suportes: 5;10</text:span></text:p>
            </text:list-item>
            <text:list-item>
              <text:p text:style-name="P28"><text:span text:style-name="T6">Comprimento: <text:s/>, Largura: <text:s/>, Altura: 300,5 , </text:span><text:span text:style-name="T13">Suportes: 5;10</text:span></text:p>
            </text:list-item>
            <text:list-item>
              <text:p text:style-name="P28"><text:span text:style-name="T6">Comprimento: <text:s/>, Largura: <text:s/>, Altura: 300 , </text:span><text:span text:style-name="T13">Suportes: 5;10</text:span></text:p>
            </text:list-item>
            <text:list-item>
              <text:p text:style-name="P28"><text:span text:style-name="T6">Comprimento: <text:s/>, Largura: a , Altura: <text:s/>, </text:span><text:span text:style-name="T13">Suportes: 5;10</text:span></text:p>
            </text:list-item>
            <text:list-item>
              <text:p text:style-name="P28"><text:span text:style-name="T6">Comprimento: <text:s/>, Largura: a , Altura: a , </text:span><text:span text:style-name="T13">Suportes: 5;10</text:span></text:p>
            </text:list-item>
            <text:list-item>
              <text:p text:style-name="P28"><text:span text:style-name="T6">Comprimento: <text:s/>, Largura: a , Altura: 300,5 , </text:span><text:span text:style-name="T13">Suportes: 5;10</text:span></text:p>
            </text:list-item>
            <text:list-item>
              <text:p text:style-name="P28"><text:span text:style-name="T6">Comprimento: <text:s/>, Largura: a , Altura: 300 , </text:span><text:span text:style-name="T13">Suportes: 5;10</text:span></text:p>
            </text:list-item>
            <text:list-item>
              <text:p text:style-name="P28"><text:span text:style-name="T6">Comprimento: <text:s/>, Largura: 100 , Altura: <text:s/>, </text:span><text:span text:style-name="T13">Suportes: 5;10</text:span></text:p>
            </text:list-item>
            <text:list-item>
              <text:p text:style-name="P28"><text:span text:style-name="T6">Comprimento: <text:s/>, Largura: 100 , Altura: a , </text:span><text:span text:style-name="T13">Suportes: 5;10</text:span></text:p>
            </text:list-item>
            <text:list-item>
              <text:p text:style-name="P28"><text:span text:style-name="T6">Comprimento: <text:s/>, Largura: 100 , Altura: 300,5 , </text:span><text:span text:style-name="T13">Suportes: 5;10</text:span></text:p>
            </text:list-item>
            <text:list-item>
              <text:p text:style-name="P28"><text:span text:style-name="T6">Comprimento: <text:s/>, Largura: 100 , Altura: 300 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<text:s/>, Altura: <text:s/>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<text:s/>, Altura: a 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<text:s/>, Altura: 300,5 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<text:s/>, Altura: 300 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a , Altura: <text:s/>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a , Altura: a 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a , Altura: 300,5 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a , Altura: 300 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100 , Altura: <text:s/>, </text:span><text:span text:style-name="T13">Suportes: 5;10</text:span></text:p>
            </text:list-item>
            <text:list-item>
              <text:p text:style-name="P28"><text:span text:style-name="T6">Comprimento: </text:span><text:span text:style-name="T12">a</text:span><text:span text:style-name="T6"> , Largura: 100 , Altura: a , </text:span><text:span text:style-name="T13">Suportes: 5;10</text:span></text:p>
            </text:list-item>
            <text:list-item>
              <text:p text:style-name="P28"><text:span text:style-name="T6">Comprimento: </text:span><text:span text:style-name="T12">a </text:span><text:span text:style-name="T6">, Largura: 100 , Altura: 300,5 , </text:span><text:span text:style-name="T13">Suportes: 5;10</text:span></text:p>
            </text:list-item>
            <text:list-item>
              <text:p text:style-name="P28"><text:span text:style-name="T6">Comprimento: </text:span><text:span text:style-name="T12">a </text:span><text:span text:style-name="T6">, Largura: 100 , Altura: 300 , </text:span><text:span text:style-name="T13">Suportes: 5;10</text:span></text:p>
            </text:list-item>
            <text:list-item>
              <text:p text:style-name="P28"><text:span text:style-name="T6">Comprimento: </text:span><text:span text:style-name="T12">100</text:span><text:span text:style-name="T6"> , Largura: <text:s/>, Altura: <text:s/>, </text:span><text:span text:style-name="T13">Suportes: 5;10</text:span></text:p>
            </text:list-item>
            <text:list-item>
              <text:p text:style-name="P28"><text:span text:style-name="T6">Comprimento: </text:span><text:span text:style-name="T12">100</text:span><text:span text:style-name="T6"> , Largura: <text:s/>, Altura: a , </text:span><text:span text:style-name="T13">Suportes: 5;10</text:span></text:p>
            </text:list-item>
            <text:list-item>
              <text:p text:style-name="P28"><text:span text:style-name="T6">Comprimento: </text:span><text:span text:style-name="T12">100 </text:span><text:span text:style-name="T6">, Largura: <text:s/>, Altura: 300,5 , </text:span><text:span text:style-name="T13">Suportes: 5;10</text:span></text:p>
            </text:list-item>
            <text:list-item>
              <text:p text:style-name="P28"><text:span text:style-name="T6">Comprimento: </text:span><text:span text:style-name="T12">100</text:span><text:span text:style-name="T6"> , Largura: <text:s/>, Altura: 300 , </text:span><text:span text:style-name="T13">Suportes: 5;10</text:span></text:p>
            </text:list-item>
            <text:list-item>
              <text:p text:style-name="P28"><text:span text:style-name="T6">Comprimento: </text:span><text:span text:style-name="T12">100</text:span><text:span text:style-name="T6"> , Largura: a , Altura: <text:s/>, </text:span><text:span text:style-name="T13">Suportes: 5;10</text:span></text:p>
            </text:list-item>
            <text:list-item>
              <text:p text:style-name="P28"><text:span text:style-name="T6">Comprimento: </text:span><text:span text:style-name="T12">100</text:span><text:span text:style-name="T6"> , Largura: a , Altura: a , </text:span><text:span text:style-name="T13">Suportes: 5;10</text:span></text:p>
            </text:list-item>
            <text:list-item>
              <text:p text:style-name="P28"><text:span text:style-name="T6">Comprimento: </text:span><text:span text:style-name="T12">100</text:span><text:span text:style-name="T6"> , Largura: a , Altura: 300,5 , </text:span><text:span text:style-name="T13">Suportes: 5;10</text:span></text:p>
            </text:list-item>
            <text:list-item>
              <text:p text:style-name="P28"><text:span text:style-name="T6">Comprimento: </text:span><text:span text:style-name="T12">100</text:span><text:span text:style-name="T6"> , Largura: a , Altura: 300 , </text:span><text:span text:style-name="T13">Suportes: 5;10</text:span></text:p>
            </text:list-item>
            <text:list-item>
              <text:p text:style-name="P28"><text:span text:style-name="T6">Comprimento: </text:span><text:span text:style-name="T12">100</text:span><text:span text:style-name="T6"> , Largura: 100 , Altura: <text:s/>, </text:span><text:span text:style-name="T13">Suportes: 5;10</text:span></text:p>
            </text:list-item>
            <text:list-item>
              <text:p text:style-name="P28"><text:span text:style-name="T6">Comprimento: </text:span><text:span text:style-name="T12">100</text:span><text:span text:style-name="T6"> , Largura: 100 , Altura: a , </text:span><text:span text:style-name="T13">Suportes: 5;10</text:span></text:p>
            </text:list-item>
            <text:list-item>
              <text:p text:style-name="P28"><text:span text:style-name="T6">Comprimento: </text:span><text:span text:style-name="T12">100 </text:span><text:span text:style-name="T6">, Largura: 100 , Altura: 300,5 , </text:span><text:span text:style-name="T13">Suportes: 5;10</text:span></text:p>
            </text:list-item>
            <text:list-item>
              <text:p text:style-name="P28"><text:span text:style-name="T6">Comprimento: </text:span><text:span text:style-name="T12">100 </text:span><text:span text:style-name="T6">, Largura: 100 , Altura: 300 , </text:span><text:span text:style-name="T13">Suportes: 5;10</text:span></text:p>
            </text:list-item>
            <text:list-item>
              <text:p text:style-name="P28"><text:span text:style-name="T6">Comprimento: <text:s/>, Largura: <text:s/>, Altura: <text:s/>, </text:span><text:span text:style-name="T13">Suportes: 5 10</text:span></text:p>
            </text:list-item>
            <text:list-item>
              <text:p text:style-name="P28"><text:span text:style-name="T6">Comprimento: <text:s/>, Largura: <text:s/>, Altura: a , </text:span><text:span text:style-name="T13">Suportes: 5 10</text:span></text:p>
            </text:list-item>
            <text:list-item>
              <text:p text:style-name="P28"><text:span text:style-name="T6">Comprimento: <text:s/>, Largura: <text:s/>, Altura: 300,5 , </text:span><text:span text:style-name="T13">Suportes: 5 10</text:span></text:p>
            </text:list-item>
            <text:list-item>
              <text:p text:style-name="P28"><text:span text:style-name="T6">Comprimento: <text:s/>, Largura: <text:s/>, Altura: 300 , </text:span><text:span text:style-name="T13">Suportes: 5 10</text:span></text:p>
            </text:list-item>
            <text:list-item>
              <text:p text:style-name="P28">Comprimento: <text:s/>, Largura: a , Altura: <text:s/>, Suportes: 5 10</text:p>
            </text:list-item>
            <text:list-item>
              <text:p text:style-name="P28"><text:span text:style-name="T6">Comprimento: <text:s/>, Largura: a , Altura: a , </text:span><text:span text:style-name="T13">Suportes: 5 10</text:span></text:p>
            </text:list-item>
            <text:list-item>
              <text:p text:style-name="P28"><text:span text:style-name="T6">Comprimento: <text:s/>, Largura: a , Altura: 300,5 , </text:span><text:span text:style-name="T13">Suportes: 5 10</text:span></text:p>
            </text:list-item>
            <text:list-item>
              <text:p text:style-name="P28"><text:span text:style-name="T6">Comprimento: <text:s/>, Largura: a , Altura: 300 , </text:span><text:span text:style-name="T13">Suportes: 5 10</text:span></text:p>
            </text:list-item>
            <text:list-item>
              <text:p text:style-name="P28"><text:span text:style-name="T6">Comprimento: <text:s/>, Largura: 100 , Altura: <text:s/>, </text:span><text:span text:style-name="T13">Suportes: 5 10</text:span></text:p>
            </text:list-item>
            <text:list-item>
              <text:p text:style-name="P28"><text:span text:style-name="T6">Comprimento: <text:s/>, Largura: 100 , Altura: a , </text:span><text:span text:style-name="T13">Suportes: 5 10</text:span></text:p>
            </text:list-item>
            <text:list-item>
              <text:p text:style-name="P28"><text:span text:style-name="T6">Comprimento: <text:s/>, Largura: 100 , Altura: 300,5 , </text:span><text:span text:style-name="T13">Suportes: 5 10</text:span></text:p>
            </text:list-item>
            <text:list-item>
              <text:p text:style-name="P28"><text:soft-page-break/><text:span text:style-name="T6">Comprimento: <text:s/>, Largura: 100 , Altura: 300 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<text:s/>, Altura: <text:s/>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<text:s/>, Altura: a 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<text:s/>, Altura: 300,5 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<text:s/>, Altura: 300 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a , Altura: <text:s/>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a , Altura: a 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a , Altura: 300,5 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a , Altura: 300 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100 , Altura: <text:s/>, </text:span><text:span text:style-name="T13">Suportes: 5 10</text:span></text:p>
            </text:list-item>
            <text:list-item>
              <text:p text:style-name="P28"><text:span text:style-name="T6">Comprimento: </text:span><text:span text:style-name="T12">a</text:span><text:span text:style-name="T6"> , Largura: 100 , Altura: a , </text:span><text:span text:style-name="T13">Suportes: 5 10</text:span></text:p>
            </text:list-item>
            <text:list-item>
              <text:p text:style-name="P28"><text:span text:style-name="T6">Comprimento: </text:span><text:span text:style-name="T12">a </text:span><text:span text:style-name="T6">, Largura: 100 , Altura: 300,5 , </text:span><text:span text:style-name="T13">Suportes: 5 10</text:span></text:p>
            </text:list-item>
            <text:list-item>
              <text:p text:style-name="P28"><text:span text:style-name="T6">Comprimento: </text:span><text:span text:style-name="T12">a </text:span><text:span text:style-name="T6">, Largura: 100 , Altura: 300 , </text:span><text:span text:style-name="T13">Suportes: 5 10</text:span></text:p>
            </text:list-item>
            <text:list-item>
              <text:p text:style-name="P28"><text:span text:style-name="T6">Comprimento: </text:span><text:span text:style-name="T12">100</text:span><text:span text:style-name="T6"> , Largura: <text:s/>, Altura: <text:s/>, </text:span><text:span text:style-name="T13">Suportes: 5 10</text:span></text:p>
            </text:list-item>
            <text:list-item>
              <text:p text:style-name="P28"><text:span text:style-name="T6">Comprimento: </text:span><text:span text:style-name="T12">100</text:span><text:span text:style-name="T6"> , Largura: <text:s/>, Altura: a , </text:span><text:span text:style-name="T13">Suportes: 5 10</text:span></text:p>
            </text:list-item>
            <text:list-item>
              <text:p text:style-name="P28"><text:span text:style-name="T6">Comprimento: </text:span><text:span text:style-name="T12">100 </text:span><text:span text:style-name="T6">, Largura: <text:s/>, Altura: 300,5 , </text:span><text:span text:style-name="T13">Suportes: 5 10</text:span></text:p>
            </text:list-item>
            <text:list-item>
              <text:p text:style-name="P28"><text:span text:style-name="T6">Comprimento: </text:span><text:span text:style-name="T12">100</text:span><text:span text:style-name="T6"> , Largura: <text:s/>, Altura: 300 , </text:span><text:span text:style-name="T13">Suportes: 5 10</text:span></text:p>
            </text:list-item>
            <text:list-item>
              <text:p text:style-name="P28"><text:span text:style-name="T6">Comprimento: </text:span><text:span text:style-name="T12">100</text:span><text:span text:style-name="T6"> , Largura: a , Altura: <text:s/>, </text:span><text:span text:style-name="T13">Suportes: 5 10</text:span></text:p>
            </text:list-item>
            <text:list-item>
              <text:p text:style-name="P28"><text:span text:style-name="T6">Comprimento: </text:span><text:span text:style-name="T12">100</text:span><text:span text:style-name="T6"> , Largura: a , Altura: a , </text:span><text:span text:style-name="T13">Suportes: 5 10</text:span></text:p>
            </text:list-item>
            <text:list-item>
              <text:p text:style-name="P28"><text:span text:style-name="T6">Comprimento: </text:span><text:span text:style-name="T12">100</text:span><text:span text:style-name="T6"> , Largura: a , Altura: 300,5 , </text:span><text:span text:style-name="T13">Suportes: 5 10</text:span></text:p>
            </text:list-item>
            <text:list-item>
              <text:p text:style-name="P28"><text:span text:style-name="T6">Comprimento: </text:span><text:span text:style-name="T12">100</text:span><text:span text:style-name="T6"> , Largura: a , Altura: 300 , </text:span><text:span text:style-name="T13">Suportes: 5 10</text:span></text:p>
            </text:list-item>
            <text:list-item>
              <text:p text:style-name="P28"><text:span text:style-name="T6">Comprimento: </text:span><text:span text:style-name="T12">100</text:span><text:span text:style-name="T6"> , Largura: 100 , Altura: <text:s/>, </text:span><text:span text:style-name="T13">Suportes: 5 10</text:span></text:p>
            </text:list-item>
            <text:list-item>
              <text:p text:style-name="P28"><text:span text:style-name="T6">Comprimento: </text:span><text:span text:style-name="T12">100</text:span><text:span text:style-name="T6"> , Largura: 100 , Altura: a , </text:span><text:span text:style-name="T13">Suportes: 5 10</text:span></text:p>
            </text:list-item>
            <text:list-item>
              <text:p text:style-name="P28"><text:span text:style-name="T6">Comprimento: </text:span><text:span text:style-name="T12">100 </text:span><text:span text:style-name="T6">, Largura: 100 , Altura: 300,5 , </text:span><text:span text:style-name="T13">Suportes: 5 10</text:span></text:p>
            </text:list-item>
            <text:list-item>
              <text:p text:style-name="P28"><text:span text:style-name="T13">Comprimento: </text:span><text:span text:style-name="T12">100 </text:span><text:span text:style-name="T13">, Largura: 100 , Altura: 300 , Suportes: 5 10</text:span></text:p>
            </text:list-item>
            <text:list-item>
              <text:p text:style-name="P28"><text:span text:style-name="T13">Comprimento: </text:span><text:span text:style-name="T12">1</text:span><text:span text:style-name="T13">5</text:span><text:span text:style-name="T12">0 </text:span><text:span text:style-name="T13">, Largura: 150 , Altura: 300 , Suportes: 5 10</text:span></text:p>
              <text:p text:style-name="P45"/>
            </text:list-item>
          </text:list>
        </text:list-item>
        <text:list-item>
          <text:p text:style-name="P46">Salve a lista de peças com o nome “testando-exaustivo”</text:p>
        </text:list-item>
        <text:list-item>
          <text:p text:style-name="P46">Abra a lista <text:s/>testando-exaustivo.txt</text:p>
        </text:list-item>
        <text:list-item>
          <text:p text:style-name="P46">Zere a quantidade de tod<text:span text:style-name="T28">a</text:span>s <text:span text:style-name="T28">as peças</text:span></text:p>
        </text:list-item>
        <text:list-item>
          <text:p text:style-name="P47">Sugira solução sem forno</text:p>
        </text:list-item>
        <text:list-item>
          <text:p text:style-name="P47">Sugira solução com cada forno</text:p>
        </text:list-item>
        <text:list-item>
          <text:p text:style-name="P46">Salve a lista de peças sobrescrevendo testando-exaustivo.txt</text:p>
        </text:list-item>
        <text:list-item>
          <text:p text:style-name="P46">Altere a quantidade da primeira peça para 1</text:p>
        </text:list-item>
        <text:list-item>
          <text:p text:style-name="P46">Abra a lista testando-exaustivo.txt</text:p>
        </text:list-item>
        <text:list-item>
          <text:p text:style-name="P46">Salve a lista como testando-exaustivo-2.txt</text:p>
        </text:list-item>
        <text:list-item>
          <text:p text:style-name="P46">Altere a quantidade da primeira peça para 1</text:p>
        </text:list-item>
        <text:list-item>
          <text:p text:style-name="P46">Salve a lista de peças sobrescrevendo</text:p>
        </text:list-item>
        <text:list-item>
          <text:p text:style-name="P46">Abra a lista testando-exaustivo.txt</text:p>
        </text:list-item>
        <text:list-item>
          <text:p text:style-name="P29"><text:span text:style-name="T6">Abra a lista testando-exaustivo-2.</text:span><text:span text:style-name="T16">t</text:span><text:span text:style-name="T6">xt</text:span></text:p>
        </text:list-item>
        <text:list-item>
          <text:p text:style-name="P40">Apague todas as peças</text:p>
        </text:list-item>
        <text:list-item>
          <text:p text:style-name="P47">Sugira solução sem forno</text:p>
        </text:list-item>
        <text:list-item>
          <text:p text:style-name="P47">Sugira solução com cada forno</text:p>
        </text:list-item>
        <text:list-item>
          <text:p text:style-name="P31"><text:span text:style-name="T6">Salve sobrescrevendo </text:span><text:span text:style-name="T17">testando-exaustivo-2.</text:span><text:span text:style-name="T16">t</text:span><text:span text:style-name="T17">xt</text:span></text:p>
        </text:list-item>
        <text:list-item>
          <text:p text:style-name="P30"><text:span text:style-name="T6">Abra a lista testando-exaustivo-2.</text:span><text:span text:style-name="T16">t</text:span><text:span text:style-name="T6">xt</text:span></text:p>
        </text:list-item>
        <text:list-item>
          <text:p text:style-name="P30"><text:span text:style-name="T6">Abra a lista testando-exaustivo.</text:span><text:span text:style-name="T16">t</text:span><text:span text:style-name="T6">xt</text:span></text:p>
        </text:list-item>
        <text:list-item>
          <text:p text:style-name="P31"><text:span text:style-name="T6">Apague a lista </text:span><text:span text:style-name="T17">testando-exaustivo-2.</text:span><text:span text:style-name="T16">t</text:span><text:span text:style-name="T17">xt</text:span></text:p>
        </text:list-item>
        <text:list-item>
          <text:p text:style-name="P31"><text:span text:style-name="T6">Apague a lista </text:span><text:span text:style-name="T17">testando-exaustivo.</text:span><text:span text:style-name="T16">t</text:span><text:span text:style-name="T17">xt</text:span></text:p>
        </text:list-item>
        <text:list-item>
          <text:p text:style-name="P31"><text:soft-page-break/><text:span text:style-name="T17">S</text:span><text:span text:style-name="T6">alve a lista sobrescrevendo a ultima aberta (com o nome testando-exaustivo)</text:span></text:p>
        </text:list-item>
        <text:list-item>
          <text:p text:style-name="P31"><text:span text:style-name="T17">R</text:span><text:span text:style-name="T6">efaça o item 1</text:span></text:p>
        </text:list-item>
        <text:list-item>
          <text:p text:style-name="P48">Modifique a quantidade de todos as peças para 0</text:p>
        </text:list-item>
        <text:list-item>
          <text:p text:style-name="P48">Sugira solução sem forno</text:p>
        </text:list-item>
        <text:list-item>
          <text:p text:style-name="P48">Sugira solução para cada forno</text:p>
        </text:list-item>
        <text:list-item>
          <text:p text:style-name="P48">Modifique a quantidade de todas as peças para 1</text:p>
        </text:list-item>
        <text:list-item>
          <text:p text:style-name="P48">Sugira solução sem forno</text:p>
        </text:list-item>
        <text:list-item>
          <text:p text:style-name="P48">Sugira solução para cada forno e salve como solucao1.txt</text:p>
        </text:list-item>
        <text:list-item>
          <text:p text:style-name="P48">Abra a solução “solucao.txt”</text:p>
        </text:list-item>
        <text:list-item>
          <text:p text:style-name="P48">Abra a solução “solucao1.txt”</text:p>
        </text:list-item>
        <text:list-item>
          <text:p text:style-name="P31"><text:span text:style-name="T6">Apague a lista </text:span><text:span text:style-name="T17">testando-exaustivo.</text:span><text:span text:style-name="T16">t</text:span><text:span text:style-name="T17">xt</text:span></text:p>
        </text:list-item>
        <text:list-item>
          <text:p text:style-name="P31"><text:span text:style-name="T17">A</text:span><text:span text:style-name="T6">pague tod</text:span><text:span text:style-name="T19">a</text:span><text:span text:style-name="T6">s as peças</text:span></text:p>
        </text:list-item>
        <text:list-item>
          <text:p text:style-name="P40">Habilite a modificação <text:span text:style-name="T29">do forno 100x100x300</text:span>, altere o valor do comprimento e cancele a edição</text:p>
        </text:list-item>
        <text:list-item>
          <text:p text:style-name="P41">Habilite a modificação <text:span text:style-name="T29">do forno 100x100x300</text:span>, altere o valor do largura e cancele a edição</text:p>
        </text:list-item>
        <text:list-item>
          <text:p text:style-name="P41">Habilite a modificação <text:span text:style-name="T29">do forno 100x100x300</text:span>, altere o valor da altura e cancele a edição</text:p>
        </text:list-item>
        <text:list-item>
          <text:p text:style-name="P41">Habilite a modificação <text:span text:style-name="T29">do forno 100x100x300</text:span>, altere o valor do suportes e cancele a edição</text:p>
        </text:list-item>
        <text:list-item>
          <text:p text:style-name="P40">Inicie o processo de apagar cada forno e cancele.</text:p>
        </text:list-item>
        <text:list-item>
          <text:p text:style-name="P40">Apague todos os fornos</text:p>
        </text:list-item>
      </text:list>
      <text:p text:style-name="P16"/>
      <text:p text:style-name="P14"><text:tab/></text:p>
      <text:p text:style-name="P1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8.2$Windows_X86_64 LibreOffice_project/f718d63693263970429a68f568db6046aaa9df01</meta:generator>
    <dc:date>2023-12-04T12:19:56.111739262</dc:date>
    <meta:editing-duration>PT5H6M59S</meta:editing-duration>
    <meta:editing-cycles>37</meta:editing-cycles>
    <meta:document-statistic meta:table-count="2" meta:image-count="0" meta:object-count="0" meta:page-count="8" meta:paragraph-count="753" meta:word-count="2285" meta:character-count="9795" meta:non-whitespace-character-count="8361"/>
  </office:meta>
</office:document-meta>
</file>